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swiss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/>
    <style:font-face style:name="Noto Sans" svg:font-family="'Noto Sans'" style:font-family-generic="swiss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>
      <style:paragraph-properties fo:text-align="start"/>
      <style:text-properties fo:color="#000000" style:text-line-through-style="none" style:text-line-through-type="none" fo:font-size="11pt" fo:font-style="normal" style:text-underline-style="none" fo:font-weight="normal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219772" officeooo:paragraph-rsid="00219772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gr1" style:family="graphic">
      <style:graphic-properties fo:background-color="#ffffff" fo:border="solid #000001" loext:decorative="false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loext:decorative="false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ackground-color="#e0c2cd" fo:border="none #ff8000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at text box control <draw:control text:anchor-type="as-char" draw:z-index="0" draw:name="flat_border" draw:style-name="gr1" draw:text-style-name="P2" svg:width="3.439cm" svg:height="0.66cm" draw:control="control1"/></text:p>
      <text:p text:style-name="P1"/>
      <text:p text:style-name="P1">3D text box control <draw:control text:anchor-type="as-char" draw:z-index="1" draw:name="3d_border" draw:style-name="gr2" draw:text-style-name="P2" svg:width="3.28cm" svg:height="0.713cm" draw:control="control2"/></text:p>
      <text:p text:style-name="P1"/>
      <text:p text:style-name="P3">no border text box control <text:s/><draw:control text:anchor-type="as-char" draw:z-index="2" draw:name="no_border" draw:style-name="gr3" draw:text-style-name="P4" svg:width="3.758cm" svg:height="0.689cm" draw:control="control3"/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swiss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/>
    <style:font-face style:name="Noto Sans" svg:font-family="'Noto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2pt" fo:language="en" fo:country="CA" style:letter-kerning="true" style:font-name-asian="DejaVu Sans1" style:font-size-asian="12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Carlito" fo:font-size="12pt" fo:language="en" fo:country="CA" style:letter-kerning="true" style:font-name-asian="DejaVu Sans1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rlito" fo:font-family="Carlito" style:font-family-generic="swiss" fo:font-size="12pt" fo:language="en" fo:country="CA" style:letter-kerning="true" style:font-name-asian="DejaVu Sans1" style:font-family-asian="'DejaVu Sans'" style:font-family-generic-asian="system" style:font-pitch-asian="variable" style:font-size-asian="12pt" style:language-asian="zh" style:country-asian="CN" style:font-name-complex="DejaVu Sans" style:font-family-complex="'DejaVu Sans'" style:font-family-generic-complex="swis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DejaVu Sans1" style:font-family-asian="'DejaVu Sans'" style:font-family-generic-asian="system" style:font-pitch-asian="variable" style:font-size-asian="14pt" style:font-name-complex="Noto Sans" style:font-family-complex="'Noto San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rlito" fo:font-family="Carlito" style:font-family-generic="swiss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name-complex="DejaVu Sans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10.478cm" style:num-format="1" style:print-orientation="landscape" fo:margin-top="2cm" fo:margin-bottom="2cm" fo:margin-left="2cm" fo:margin-right="2cm" style:writing-mode="lr-tb" style:layout-grid-color="#c0c0c0" style:layout-grid-lines="64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09T08:07:20.186748111</meta:creation-date>
    <dc:language>en-CA</dc:language>
    <meta:editing-cycles>8</meta:editing-cycles>
    <meta:editing-duration>PT31M14S</meta:editing-duration>
    <meta:generator>LibreOfficeDev/25.8.0.0.alpha1$Linux_X86_64 LibreOffice_project/ec1b0bf9af860c58b1579af36a57abbd2588be8b</meta:generator>
    <dc:date>2025-05-21T07:50:18.519935472</dc:date>
    <meta:document-statistic meta:table-count="0" meta:image-count="0" meta:object-count="0" meta:page-count="1" meta:paragraph-count="3" meta:word-count="13" meta:character-count="70" meta:non-whitespace-character-count="56"/>
    <meta:user-defined meta:name="AppVersion">15.0000</meta:user-defined>
  </office:meta>
</office:document-meta>
</file>